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CS2" style:family="table-cell">
      <style:table-cell-properties fo:border="0.018cm solid #000000" style:vertical-align="middle" fo:padding="0.1cm"/>
    </style:style>
    <style:style style:name="Tablef3711548083615444552.1" style:family="table-column">
      <style:table-column-properties style:rel-column-width="32767*"/>
    </style:style>
    <style:style style:name="Tablef3711548083615444552.2" style:family="table-column">
      <style:table-column-properties style:rel-column-width="32767*"/>
    </style:style>
    <style:style style:name="Tablef8391548083615446480.1" style:family="table-column">
      <style:table-column-properties style:rel-column-width="65534*"/>
    </style:style>
    <style:style style:name="Tablef8321548083615442936.1" style:family="table-column">
      <style:table-column-properties style:rel-column-width="13254*"/>
    </style:style>
    <style:style style:name="Tablef8321548083615442936.2" style:family="table-column">
      <style:table-column-properties style:rel-column-width="26508*"/>
    </style:style>
    <style:style style:name="Tablef8321548083615442936.3" style:family="table-column">
      <style:table-column-properties style:rel-column-width="25771*"/>
    </style:style>
    <style:style style:name="Tablef1431548083615448244" style:family="table" style:parent-style-name="podTable">
      <style:table-properties style:width="17.59cm" style:rel-width="100.0%" table:table-align="left" table:align="left"/>
    </style:style>
    <style:style style:name="CS5" style:family="table-cell">
      <style:table-cell-properties fo:border="0.018cm solid #000000" style:vertical-align="middle" fo:background-color="#FFCC33" fo:padding="0.5cm"/>
    </style:style>
    <style:style style:name="CS7" style:family="table-cell">
      <style:table-cell-properties fo:border="0.018cm solid #000000" style:vertical-align="middle" fo:background-color="#eb9eb9" fo:padding="0.5cm"/>
    </style:style>
    <style:style style:name="CS9" style:family="table-cell">
      <style:table-cell-properties fo:border="0.018cm solid #000000" style:vertical-align="middle" fo:background-color="#008000" fo:padding="0.5cm"/>
    </style:style>
    <style:style style:name="Tablef1431548083615448244.1" style:family="table-column">
      <style:table-column-properties style:rel-column-width="65534*"/>
    </style:style>
    <style:style style:name="CS11" style:family="table-cell">
      <style:table-cell-properties fo:border="0.018cm solid #000000" fo:background-color="#e6e6e6" style:vertical-align="middle" fo:padding="0.0cm"/>
    </style:style>
    <style:style style:name="CS14" style:family="table-cell">
      <style:table-cell-properties fo:border="0.018cm solid #000000" style:vertical-align="middle" fo:padding="0.0cm"/>
    </style:style>
    <style:style style:name="Tablef9951548083615450366.1" style:family="table-column">
      <style:table-column-properties style:rel-column-width="12754*"/>
    </style:style>
    <style:style style:name="Tablef9951548083615450366.2" style:family="table-column">
      <style:table-column-properties style:rel-column-width="2199*"/>
    </style:style>
    <style:style style:name="Tablef9951548083615450366.3" style:family="table-column">
      <style:table-column-properties style:rel-column-width="2199*"/>
    </style:style>
    <style:style style:name="Tablef9951548083615450366.4" style:family="table-column">
      <style:table-column-properties style:rel-column-width="2199*"/>
    </style:style>
    <style:style style:name="Tablef9951548083615450366.5" style:family="table-column">
      <style:table-column-properties style:rel-column-width="2199*"/>
    </style:style>
    <style:style style:name="Tablef9951548083615450366.6" style:family="table-column">
      <style:table-column-properties style:rel-column-width="2199*"/>
    </style:style>
    <style:style style:name="Tablef9951548083615450366.7" style:family="table-column">
      <style:table-column-properties style:rel-column-width="2199*"/>
    </style:style>
    <style:style style:name="Tablef9951548083615450366.8" style:family="table-column">
      <style:table-column-properties style:rel-column-width="2199*"/>
    </style:style>
    <style:style style:name="Tablef9951548083615450366.9" style:family="table-column">
      <style:table-column-properties style:rel-column-width="2199*"/>
    </style:style>
    <style:style style:name="Tablef9951548083615450366.10" style:family="table-column">
      <style:table-column-properties style:rel-column-width="2199*"/>
    </style:style>
    <style:style style:name="Tablef9951548083615450366.11" style:family="table-column">
      <style:table-column-properties style:rel-column-width="2199*"/>
    </style:style>
    <style:style style:name="Tablef9951548083615450366.12" style:family="table-column">
      <style:table-column-properties style:rel-column-width="2199*"/>
    </style:style>
    <style:style style:name="Tablef9951548083615450366.13" style:family="table-column">
      <style:table-column-properties style:rel-column-width="2199*"/>
    </style:style>
    <style:style style:name="Tablef9951548083615450366.14" style:family="table-column">
      <style:table-column-properties style:rel-column-width="2199*"/>
    </style:style>
    <style:style style:name="Tablef9951548083615450366.15" style:family="table-column">
      <style:table-column-properties style:rel-column-width="2199*"/>
    </style:style>
    <style:style style:name="Tablef9951548083615450366.16" style:family="table-column">
      <style:table-column-properties style:rel-column-width="2199*"/>
    </style:style>
    <style:style style:name="Tablef9951548083615450366.17" style:family="table-column">
      <style:table-column-properties style:rel-column-width="2199*"/>
    </style:style>
    <style:style style:name="Tablef9951548083615450366.18" style:family="table-column">
      <style:table-column-properties style:rel-column-width="2199*"/>
    </style:style>
    <style:style style:name="Tablef9951548083615450366.19" style:family="table-column">
      <style:table-column-properties style:rel-column-width="2199*"/>
    </style:style>
    <style:style style:name="Tablef9951548083615450366.20" style:family="table-column">
      <style:table-column-properties style:rel-column-width="2199*"/>
    </style:style>
    <style:style style:name="Tablef9951548083615450366.21" style:family="table-column">
      <style:table-column-properties style:rel-column-width="2199*"/>
    </style:style>
    <style:style style:name="Tablef9951548083615450366.22" style:family="table-column">
      <style:table-column-properties style:rel-column-width="2199*"/>
    </style:style>
    <style:style style:name="Tablef9951548083615450366.23" style:family="table-column">
      <style:table-column-properties style:rel-column-width="2199*"/>
    </style:style>
    <style:style style:name="Tablef9951548083615450366.24" style:family="table-column">
      <style:table-column-properties style:rel-column-width="2199*"/>
    </style:style>
    <style:style style:name="Tablef9951548083615450366.25" style:family="table-column">
      <style:table-column-properties style:rel-column-width="2199*"/>
    </style:style>
    <style:style style:name="Tablef331548083615462323" style:family="table" style:parent-style-name="podTable">
      <style:table-properties style:width="17.59cm" style:rel-width="100.0%" table:table-align="left" table:align="left"/>
    </style:style>
    <style:style style:name="CS17" style:family="table-cell">
      <style:table-cell-properties style:vertical-align="middle" fo:padding="0.1cm" fo:border="none"/>
    </style:style>
    <style:style style:name="Tablef8641548083615462649.1" style:family="table-column">
      <style:table-column-properties style:rel-column-width="32767*"/>
    </style:style>
    <style:style style:name="Tablef8641548083615462649.2" style:family="table-column">
      <style:table-column-properties style:rel-column-width="32767*"/>
    </style:style>
    <style:style style:name="Tablef3921548083615463580" style:family="table" style:parent-style-name="podTable">
      <style:table-properties style:width="17.59cm" style:rel-width="100.0%" table:table-align="left" table:align="left" fo:keep-with-next="always"/>
    </style:style>
    <style:style style:name="Tablef3921548083615463580.1" style:family="table-column">
      <style:table-column-properties style:rel-column-width="65534*"/>
    </style:style>
    <style:style style:name="Tablef9211548083615464259.1" style:family="table-column">
      <style:table-column-properties style:rel-column-width="65534*"/>
    </style:style>
    <style:style style:name="Tablef9821548083615464858.1" style:family="table-column">
      <style:table-column-properties style:rel-column-width="36862*"/>
    </style:style>
    <style:style style:name="Tablef9821548083615464858.2" style:family="table-column">
      <style:table-column-properties style:rel-column-width="28671*"/>
    </style:style>
    <style:style style:name="T1" style:family="text">
      <style:text-properties style:font-name-asian="Mincho" style:font-name="Nimbus Sans L" style:font-name-complex="Tahoma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Table test.</text:p>
      <table:table table:name="Tablef8321548083615442936" table:style-name="podTable">
        <table:table-column table:style-name="Tablef8321548083615442936.1"/>
        <table:table-column table:style-name="Tablef8321548083615442936.2"/>
        <table:table-column table:style-name="Tablef8321548083615442936.3"/>
        <table:table-row>
          <table:table-cell table:style-name="podCell">
            <text:p text:style-name="podCellContent">Table 1<text:line-break/></text:p>
          </table:table-cell>
          <table:table-cell table:style-name="podCell" table:number-columns-spanned="2">
            <text:p text:style-name="podCellContent">aaaaa<text:line-break/></text:p>
          </table:table-cell>
        </table:table-row>
        <table:table-row>
          <table:table-cell table:style-name="podCell">
            <text:p text:style-name="podCellContent">zzz<text:line-break/></text:p>
          </table:table-cell>
          <table:table-cell table:style-name="podCell">
            <table:table table:name="Tablef3711548083615444552" table:style-name="podTable">
              <table:table-column table:style-name="Tablef3711548083615444552.1"/>
              <table:table-column table:style-name="Tablef3711548083615444552.2"/>
              <table:table-row>
                <table:table-cell table:style-name="CS2">
                  <text:p text:style-name="CS1">SubTableA</text:p>
                </table:table-cell>
                <table:table-cell table:style-name="CS2">
                  <text:p text:style-name="podCellContent">SubTableB</text:p>
                </table:table-cell>
              </table:table-row>
              <table:table-row>
                <table:table-cell table:style-name="CS2">
                  <text:p text:style-name="podCellContent">SubTableC</text:p>
                </table:table-cell>
                <table:table-cell table:style-name="CS2">
                  <text:p text:style-name="podCellContent">SubTableD</text:p>
                </table:table-cell>
              </table:table-row>
            </table:table>
          </table:table-cell>
          <table:table-cell table:style-name="podCell">
            <text:p text:style-name="podCellContent"><text:span text:style-name="CS3">Hello</text:span> blabla</text:p>
            <table:table table:name="Tablef8391548083615446480" table:style-name="podTable">
              <table:table-column table:style-name="Tablef8391548083615446480.1"/>
              <table:table-row>
                <table:table-cell table:style-name="podCell">
                  <text:p text:style-name="podCellContent">SubTableOneRowOneColumn</text:p>
                </table:table-cell>
              </table:table-row>
            </table:table>
            <text:p text:style-name="podCellContent"/>
          </table:table-cell>
        </table:table-row>
        <table:table-row>
          <table:table-cell table:style-name="podCell">
            <text:p text:style-name="podCellContent">Within a <text:span text:style-name="CS3">para</text:span>graph</text:p>
          </table:table-cell>
          <table:table-cell table:style-name="podCell">
            <text:p text:style-name="podCellContent"><text:span text:style-name="CS3">Hello</text:span> non bold</text:p>
          </table:table-cell>
          <table:table-cell table:style-name="podCell">
            <text:p text:style-name="podCellContent">Hello <text:span text:style-name="CS3">bold</text:span> not bold</text:p>
          </table:table-cell>
        </table:table-row>
      </table:table>
      <text:p/>
      <table:table table:name="Tablef1431548083615448244" table:style-name="Tablef1431548083615448244">
        <table:table-column table:style-name="Tablef1431548083615448244.1"/>
        <table:table-row>
          <table:table-cell table:style-name="CS5">
            <text:p text:style-name="CS4">Fond en RVB et texte vert</text:p>
          </table:table-cell>
        </table:table-row>
        <table:table-row>
          <table:table-cell table:style-name="CS7">
            <text:p text:style-name="CS6">Dans un &lt;p&gt; fond en # et texte bleu</text:p>
          </table:table-cell>
        </table:table-row>
        <table:table-row>
          <table:table-cell table:style-name="CS9">
            <text:p text:style-name="CS8">Fond en HTML color et texte gris</text:p>
          </table:table-cell>
        </table:table-row>
      </table:table>
      <text:p/>
      <table:table table:name="Tablef9951548083615450366" table:style-name="podTable">
        <table:table-column table:style-name="Tablef9951548083615450366.1"/>
        <table:table-column table:style-name="Tablef9951548083615450366.2"/>
        <table:table-column table:style-name="Tablef9951548083615450366.3"/>
        <table:table-column table:style-name="Tablef9951548083615450366.4"/>
        <table:table-column table:style-name="Tablef9951548083615450366.5"/>
        <table:table-column table:style-name="Tablef9951548083615450366.6"/>
        <table:table-column table:style-name="Tablef9951548083615450366.7"/>
        <table:table-column table:style-name="Tablef9951548083615450366.8"/>
        <table:table-column table:style-name="Tablef9951548083615450366.9"/>
        <table:table-column table:style-name="Tablef9951548083615450366.10"/>
        <table:table-column table:style-name="Tablef9951548083615450366.11"/>
        <table:table-column table:style-name="Tablef9951548083615450366.12"/>
        <table:table-column table:style-name="Tablef9951548083615450366.13"/>
        <table:table-column table:style-name="Tablef9951548083615450366.14"/>
        <table:table-column table:style-name="Tablef9951548083615450366.15"/>
        <table:table-column table:style-name="Tablef9951548083615450366.16"/>
        <table:table-column table:style-name="Tablef9951548083615450366.17"/>
        <table:table-column table:style-name="Tablef9951548083615450366.18"/>
        <table:table-column table:style-name="Tablef9951548083615450366.19"/>
        <table:table-column table:style-name="Tablef9951548083615450366.20"/>
        <table:table-column table:style-name="Tablef9951548083615450366.21"/>
        <table:table-column table:style-name="Tablef9951548083615450366.22"/>
        <table:table-column table:style-name="Tablef9951548083615450366.23"/>
        <table:table-column table:style-name="Tablef9951548083615450366.24"/>
        <table:table-column table:style-name="Tablef9951548083615450366.25"/>
        <table:table-row>
          <table:table-cell table:style-name="CS11">
            <text:p text:style-name="CS10">Température</text:p>
          </table:table-cell>
          <table:table-cell table:style-name="CS11" table:number-columns-spanned="2">
            <text:p text:style-name="podHeaderCellContent"><text:span text:style-name="CS12">Janvier</text:span></text:p>
          </table:table-cell>
          <table:table-cell table:style-name="CS11" table:number-columns-spanned="2">
            <text:p text:style-name="podHeaderCellContent"><text:span text:style-name="CS12">Février</text:span></text:p>
          </table:table-cell>
          <table:table-cell table:style-name="CS11" table:number-columns-spanned="2">
            <text:p text:style-name="podHeaderCellContent"><text:span text:style-name="CS12">Mars</text:span></text:p>
          </table:table-cell>
          <table:table-cell table:style-name="CS11" table:number-columns-spanned="2">
            <text:p text:style-name="podHeaderCellContent"><text:span text:style-name="CS12">Avril</text:span></text:p>
          </table:table-cell>
          <table:table-cell table:style-name="CS11" table:number-columns-spanned="2">
            <text:p text:style-name="podHeaderCellContent"><text:span text:style-name="CS12">Mai</text:span></text:p>
          </table:table-cell>
          <table:table-cell table:style-name="CS11" table:number-columns-spanned="2">
            <text:p text:style-name="podHeaderCellContent"><text:span text:style-name="CS12">Juin</text:span></text:p>
          </table:table-cell>
          <table:table-cell table:style-name="CS11" table:number-columns-spanned="2">
            <text:p text:style-name="podHeaderCellContent"><text:span text:style-name="CS12">Juillet</text:span></text:p>
          </table:table-cell>
          <table:table-cell table:style-name="CS11" table:number-columns-spanned="2">
            <text:p text:style-name="podHeaderCellContent"><text:span text:style-name="CS12">Août</text:span></text:p>
          </table:table-cell>
          <table:table-cell table:style-name="CS11" table:number-columns-spanned="2">
            <text:p text:style-name="podHeaderCellContent"><text:span text:style-name="CS12">Septembre</text:span></text:p>
          </table:table-cell>
          <table:table-cell table:style-name="CS11" table:number-columns-spanned="2">
            <text:p text:style-name="podHeaderCellContent"><text:span text:style-name="CS12">Octobre</text:span></text:p>
          </table:table-cell>
          <table:table-cell table:style-name="CS11" table:number-columns-spanned="2">
            <text:p text:style-name="podHeaderCellContent"><text:span text:style-name="CS12">Novembre</text:span></text:p>
          </table:table-cell>
          <table:table-cell table:style-name="CS11" table:number-columns-spanned="2">
            <text:p text:style-name="podHeaderCellContent"><text:span text:style-name="CS12">Décembre</text:span></text:p>
          </table:table-cell>
        </table:table-row>
        <table:table-row>
          <table:table-cell table:style-name="CS14" table:number-rows-spanned="5">
            <text:p text:style-name="CS13">Les cinq mois les plus chauds</text:p>
          </table:table-cell>
          <table:table-cell table:style-name="CS14">
            <text:p text:style-name="podCellContent"><text:span text:style-name="CS15">1975</text:span></text:p>
          </table:table-cell>
          <table:table-cell table:style-name="CS14">
            <text:p text:style-name="podCellContent"><text:span text:style-name="CS15">6.3</text:span></text:p>
          </table:table-cell>
          <table:table-cell table:style-name="CS14">
            <text:p text:style-name="podCellContent"><text:span text:style-name="CS15">1990</text:span></text:p>
          </table:table-cell>
          <table:table-cell table:style-name="CS14">
            <text:p text:style-name="podCellContent"><text:span text:style-name="CS15">7.9</text:span></text:p>
          </table:table-cell>
          <table:table-cell table:style-name="CS14">
            <text:p text:style-name="podCellContent"><text:span text:style-name="CS15">1991</text:span></text:p>
          </table:table-cell>
          <table:table-cell table:style-name="CS14">
            <text:p text:style-name="podCellContent"><text:span text:style-name="CS15">9.5</text:span></text:p>
          </table:table-cell>
          <table:table-cell table:style-name="CS14">
            <text:p text:style-name="podCellContent"><text:span text:style-name="CS15">1987</text:span></text:p>
          </table:table-cell>
          <table:table-cell table:style-name="CS14">
            <text:p text:style-name="podCellContent"><text:span text:style-name="CS15">11.9</text:span></text:p>
          </table:table-cell>
          <table:table-cell table:style-name="CS14">
            <text:p text:style-name="podCellContent"><text:span text:style-name="CS16">1947</text:span></text:p>
          </table:table-cell>
          <table:table-cell table:style-name="CS14">
            <text:p text:style-name="podCellContent"><text:span text:style-name="CS15">15.8</text:span></text:p>
          </table:table-cell>
          <table:table-cell table:style-name="CS14">
            <text:p text:style-name="podCellContent"><text:span text:style-name="CS15">1976</text:span></text:p>
          </table:table-cell>
          <table:table-cell table:style-name="CS14">
            <text:p text:style-name="podCellContent"><text:span text:style-name="CS15">19.3</text:span></text:p>
          </table:table-cell>
          <table:table-cell table:style-name="CS14">
            <text:p text:style-name="podCellContent"><text:span text:style-name="CS15">1994</text:span></text:p>
          </table:table-cell>
          <table:table-cell table:style-name="CS14">
            <text:p text:style-name="podCellContent"><text:span text:style-name="CS15">21.8</text:span></text:p>
          </table:table-cell>
          <table:table-cell table:style-name="CS14">
            <text:p text:style-name="podCellContent"><text:span text:style-name="CS15">1997</text:span></text:p>
          </table:table-cell>
          <table:table-cell table:style-name="CS14">
            <text:p text:style-name="podCellContent"><text:span text:style-name="CS15">21.2</text:span></text:p>
          </table:table-cell>
          <table:table-cell table:style-name="CS14">
            <text:p text:style-name="podCellContent"><text:span text:style-name="CS15">1949</text:span></text:p>
          </table:table-cell>
          <table:table-cell table:style-name="CS14">
            <text:p text:style-name="podCellContent"><text:span text:style-name="CS15">17.7</text:span></text:p>
          </table:table-cell>
          <table:table-cell table:style-name="CS14">
            <text:p text:style-name="podCellContent"><text:span text:style-name="CS15">1921</text:span></text:p>
          </table:table-cell>
          <table:table-cell table:style-name="CS14">
            <text:p text:style-name="podCellContent"><text:span text:style-name="CS15">14.0</text:span></text:p>
          </table:table-cell>
          <table:table-cell table:style-name="CS14">
            <text:p text:style-name="podCellContent"><text:span text:style-name="CS15">1994</text:span></text:p>
          </table:table-cell>
          <table:table-cell table:style-name="CS14">
            <text:p text:style-name="podCellContent"><text:span text:style-name="CS15">10.4</text:span></text:p>
          </table:table-cell>
          <table:table-cell table:style-name="CS14">
            <text:p text:style-name="podCellContent"><text:span text:style-name="CS15">1934</text:span></text:p>
          </table:table-cell>
          <table:table-cell table:style-name="CS14">
            <text:p text:style-name="podCellContent"><text:span text:style-name="CS15">7.5</text:span></text:p>
          </table:table-cell>
        </table:table-row>
      </table:table>
      <table:table table:name="Tablef331548083615462323" table:style-name="Tablef331548083615462323"/>
      <text:p/>
      <table:table table:name="Tablef8641548083615462649" table:style-name="podTable">
        <table:table-column table:style-name="Tablef8641548083615462649.1"/>
        <table:table-column table:style-name="Tablef8641548083615462649.2"/>
        <table:table-row>
          <table:table-cell table:style-name="CS17">
            <text:p text:style-name="podCellContent">A table</text:p>
          </table:table-cell>
          <table:table-cell table:style-name="CS17">
            <text:p text:style-name="podCellContent">without</text:p>
          </table:table-cell>
        </table:table-row>
        <table:table-row>
          <table:table-cell table:style-name="CS17" table:number-columns-spanned="2">
            <text:p text:style-name="CS18">b o r d e r</text:p>
          </table:table-cell>
        </table:table-row>
      </table:table>
      <text:p/>
      <table:table table:name="Tablef3921548083615463580" table:style-name="Tablef3921548083615463580">
        <table:table-column table:style-name="Tablef3921548083615463580.1"/>
        <table:table-row>
          <table:table-cell table:style-name="podCell">
            <text:p text:style-name="podCellContent">1</text:p>
          </table:table-cell>
        </table:table-row>
        <table:table-row>
          <table:table-cell table:style-name="podCell">
            <text:p text:style-name="podCellContent">2</text:p>
          </table:table-cell>
        </table:table-row>
      </table:table>
      <table:table table:name="Tablef9211548083615464259" table:style-name="podTable">
        <table:table-column table:style-name="Tablef9211548083615464259.1"/>
        <table:table-row>
          <table:table-cell table:style-name="CS17">
            <text:p text:style-name="podCellContent">No border</text:p>
          </table:table-cell>
        </table:table-row>
      </table:table>
      <text:p text:style-name="CS19">Negative text indent kept (outside a table)</text:p>
      <table:table table:name="Tablef9821548083615464858" table:style-name="podTable">
        <table:table-column table:style-name="Tablef9821548083615464858.1"/>
        <table:table-column table:style-name="Tablef9821548083615464858.2"/>
        <table:table-row/>
        <table:table-row>
          <table:table-cell table:style-name="podCell">
            <text:p text:style-name="podCellContent">Article 1</text:p>
          </table:table-cell>
          <table:table-cell table:style-name="podCell">
            <text:p text:style-name="podCellContent">Content</text:p>
          </table:table-cell>
        </table:table-row>
      </table:table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  <style:text-properties style:font-name="PodStarSymbol"/>
      </text:list-level-style-bullet>
      <text:list-level-style-bullet text:level="2" text:style-name="podBulletStyle" text:bullet-char="◦">
        <style:list-level-properties text:space-before="0.64in" text:min-label-width="0.32in"/>
        <style:text-properties style:font-name="PodStarSymbol"/>
      </text:list-level-style-bullet>
      <text:list-level-style-bullet text:level="3" text:style-name="podBulletStyle" text:bullet-char="▪">
        <style:list-level-properties text:space-before="0.96in" text:min-label-width="0.32in"/>
        <style:text-properties style:font-name="PodStarSymbol"/>
      </text:list-level-style-bullet>
      <text:list-level-style-bullet text:level="4" text:style-name="podBulletStyle" text:bullet-char="•">
        <style:list-level-properties text:space-before="1.28in" text:min-label-width="0.32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style style:name="CS1" style:family="paragraph" style:parent-style-name="podCellContent">
      <style:text-properties fo:font-size="75.0%"/>
    </style:style>
    <style:style style:name="CS3" style:family="text">
      <style:text-properties fo:font-weight="bold"/>
    </style:style>
    <style:style style:name="CS4" style:family="paragraph" style:parent-style-name="podCellContent">
      <style:text-properties fo:color="#54C221"/>
    </style:style>
    <style:style style:name="CS6" style:family="paragraph" style:parent-style-name="podCellContent">
      <style:text-properties fo:color="#205c90"/>
    </style:style>
    <style:style style:name="CS8" style:family="paragraph" style:parent-style-name="podCellContent">
      <style:text-properties fo:color="#808080"/>
    </style:style>
    <style:style style:name="CS10" style:family="paragraph" style:parent-style-name="podHeaderCellContent">
      <style:text-properties fo:font-size="0.226cm"/>
    </style:style>
    <style:style style:name="CS12" style:family="text">
      <style:text-properties fo:font-size="0.226cm"/>
    </style:style>
    <style:style style:name="CS13" style:family="paragraph" style:parent-style-name="podCellContent">
      <style:text-properties fo:font-size="0.204cm"/>
    </style:style>
    <style:style style:name="CS15" style:family="text">
      <style:text-properties fo:font-size="0.204cm"/>
    </style:style>
    <style:style style:name="CS16" style:family="text">
      <style:text-properties fo:color="#ff0000" fo:font-size="0.204cm"/>
    </style:style>
    <style:style style:name="CS18" style:family="paragraph" style:parent-style-name="podCellContent">
      <style:paragraph-properties fo:text-align="center"/>
    </style:style>
    <style:style style:name="CS19" style:family="paragraph" style:parent-style-name="Standard">
      <style:paragraph-properties fo:text-indent="-1.0cm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02-20T16:17:37</dc:date>
    <dc:language>en-US</dc:language>
    <meta:editing-cycles>15</meta:editing-cycles>
    <meta:editing-duration>PT1H53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3" meta:character-count="69"/>
    <dc:title>xhtmlTables</dc:title>
  </office:meta>
</office:document-meta>
</file>